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6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10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ice Discovery API</text:p>
      <text:p text:style-name="P2"/>
      <text:p text:style-name="P2"/>
      <text:list xml:id="list718295963" text:style-name="L1">
        <text:list-item>
          <text:p text:style-name="P3">Version1:</text:p>
          <text:list>
            <text:list-item>
              <text:p text:style-name="P3">Base domain name:</text:p>
              <text:list>
                <text:list-item>
                  <text:p text:style-name="P3">Primary: api.domainName/v1/</text:p>
                </text:list-item>
                <text:list-item>
                  <text:p text:style-name="P3">Secondary: domainName/api/v1/ </text:p>
                </text:list-item>
              </text:list>
            </text:list-item>
            <text:list-item>
              <text:p text:style-name="P3">Parts:</text:p>
              <text:list>
                <text:list-item>
                  <text:p text:style-name="P3">Devices:</text:p>
                  <text:list>
                    <text:list-item>
                      <text:p text:style-name="P3">List of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Specific device detail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&lt;string:slug&gt;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Add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add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POS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Edit devices:</text:p>
                      <text:list>
                        <text:list-item>
                          <text:p text:style-name="P3"><text:soft-page-break/>URL:</text:p>
                          <text:list>
                            <text:list-item>
                              <text:p text:style-name="P3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8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Delete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58051229462" text:continue-list="list71829596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Methods:</text:p>
                          <text:list>
                            <text:list-item>
                              <text:p text:style-name="P3">DELETE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Check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58922380108" text:continue-list="list14285805122946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Method:</text:p>
                          <text:list>
                            <text:list-item>
                              <text:p text:style-name="P3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Validator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Blogs:</text:p>
                  <text:list>
                    <text:list-item>
                      <text:p text:style-name="P13">List <text:span text:style-name="T2">of blogs</text:span>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15">ApiBaseDomainName/blogs/list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15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5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Specific blogs details:</text:p>
                      <text:list>
                        <text:list-item>
                          <text:p text:style-name="P15"><text:soft-page-break/>URL:</text:p>
                          <text:list>
                            <text:list-item>
                              <text:p text:style-name="P8">ApiBaseDomainName/blogs/&lt;string:slug&gt;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8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Add blog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8">ApiBaseDomainName/blogs/add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8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admins</text:p>
                            </text:list-item>
                            <text:list-item>
                              <text:p text:style-name="P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dit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57472777245" text:continue-list="list14285892238010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8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admins</text:p>
                            </text:list-item>
                            <text:list-item>
                              <text:p text:style-name="P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Delete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858499687530" text:continue-list="list14285747277724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8">DELETE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admins</text:p>
                            </text:list-item>
                            <text:list-item>
                              <text:p text:style-name="P8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heck blogs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285849968753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oft-page-break/>Method:</text:p>
                          <text:list>
                            <text:list-item>
                              <text:p text:style-name="P16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8">validator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Reviews:</text:p>
                  <text:list>
                    <text:list-item>
                      <text:p text:style-name="P8">List of reviews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lis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Specific review’s data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add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add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Admin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edit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PATCH</text:p>
                            </text:list-item>
                          </text:list>
                        </text:list-item>
                        <text:list-item>
                          <text:p text:style-name="P18"><text:soft-page-break/>Permissions:</text:p>
                          <text:list>
                            <text:list-item>
                              <text:p text:style-name="P18">admin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delete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DELETE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admin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check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PATCH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validator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User Interactions:</text:p>
                  <text:list>
                    <text:list-item>
                      <text:p text:style-name="P9">Get list of unchecked data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unchecked-data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9">validators</text:p>
                            </text:list-item>
                            <text:list-item>
                              <text:p text:style-name="P19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Compare devices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8"><text:soft-page-break/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4">Commenting</text:span>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comments</text:p>
                            </text:list-item>
                          </text:list>
                        </text:list-item>
                        <text:list-item>
                          <text:p text:style-name="P18">Method<text:span text:style-name="T4">s</text:span>:</text:p>
                          <text:list>
                            <text:list-item>
                              <text:p text:style-name="P19">GET</text:p>
                            </text:list-item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9">Only superusers can GET data</text:p>
                            </text:list-item>
                            <text:list-item>
                              <text:p text:style-name="P19">Everyone except guest users can POS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4">Reporting system</text:span>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reports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Users:</text:p>
                  <text:list>
                    <text:list-item>
                      <text:p text:style-name="P9">sign-up:<text:span text:style-name="T3"/></text:p>
                      <text:list>
                        <text:list-item>
                          <text:p text:style-name="P18">URL:</text:p>
                        </text:list-item>
                        <text:list-item>
                          <text:p text:style-name="P18">Method:</text:p>
                        </text:list-item>
                        <text:list-item>
                          <text:p text:style-name="P18">Permissions:</text:p>
                        </text:list-item>
                      </text:list>
                    </text:list-item>
                    <text:list-item>
                      <text:p text:style-name="P9">login:<text:span text:style-name="T3"/></text:p>
                      <text:list>
                        <text:list-item>
                          <text:p text:style-name="P18">URL:</text:p>
                        </text:list-item>
                        <text:list-item>
                          <text:p text:style-name="P18">Method:</text:p>
                        </text:list-item>
                        <text:list-item>
                          <text:p text:style-name="P18">Permissions:</text:p>
                        </text:list-item>
                      </text:list>
                    </text:list-item>
                    <text:list-item>
                      <text:p text:style-name="P9">logout:<text:span text:style-name="T3"/></text:p>
                      <text:list>
                        <text:list-item>
                          <text:p text:style-name="P18">URL:</text:p>
                        </text:list-item>
                        <text:list-item>
                          <text:p text:style-name="P18">Method:</text:p>
                        </text:list-item>
                        <text:list-item>
                          <text:p text:style-name="P18">Permissions:</text:p>
                        </text:list-item>
                      </text:list>
                    </text:list-item>
                    <text:list-item>
                      <text:p text:style-name="P9">delete account:<text:span text:style-name="T3"/></text:p>
                      <text:list>
                        <text:list-item>
                          <text:p text:style-name="P18">URL:</text:p>
                        </text:list-item>
                        <text:list-item>
                          <text:p text:style-name="P18"><text:soft-page-break/>Method:</text:p>
                        </text:list-item>
                        <text:list-item>
                          <text:p text:style-name="P18">Permissions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1-27T14:28:57.299000000</dc:date>
    <meta:editing-duration>PT2H56M15S</meta:editing-duration>
    <meta:editing-cycles>9</meta:editing-cycles>
    <meta:generator>LibreOffice/7.6.0.3$Windows_X86_64 LibreOffice_project/69edd8b8ebc41d00b4de3915dc82f8f0fc3b6265</meta:generator>
    <meta:print-date>2024-11-26T14:16:20.446000000</meta:print-date>
    <meta:printed-by>PDF files</meta:printed-by>
    <meta:document-statistic meta:table-count="0" meta:image-count="0" meta:object-count="0" meta:page-count="7" meta:paragraph-count="197" meta:word-count="475" meta:character-count="2897" meta:non-whitespace-character-count="2810"/>
  </office:meta>
</office:document-meta>
</file>